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August 2<text:span text:style-name="T1">nd</text:span> 2014</text:p>
          </table:table-cell>
          <table:table-cell table:style-name="ce14" office:value-type="float" office:value="120">
            <text:p>12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91">
            <text:p>2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5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6">
            <text:p>1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2">
            <text:p>2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22">
            <text:p>2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7">
            <text:p>3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4">
            <text:p>27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9">
            <text:p>12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0">
            <text:p>2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5">
            <text:p>3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3">
            <text:p>29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15">
            <text:p>3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5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8">
            <text:p>15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54">
            <text:p>2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5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6">
            <text:p>25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4">
            <text:p>26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5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89">
            <text:p>38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7">
            <text:p>2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8">
            <text:p>32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96">
            <text:p>29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4">
            <text:p>2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5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59">
            <text:p>55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76">
            <text:p>27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9">
            <text:p>46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5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2">
            <text:p>19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8">
            <text:p>30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42">
            <text:p>2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8">
            <text:p>42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87">
            <text:p>2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6">
            <text:p>30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5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5">
            <text:p>30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9">
            <text:p>23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0">
            <text:p>29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2">
            <text:p>3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8">
            <text:p>3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8">
            <text:p>17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1">
            <text:p>23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8">
            <text:p>2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41">
            <text:p>24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8">
            <text:p>24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3">
            <text:p>19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2">
            <text:p>2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5">
            <text:p>25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8">
            <text:p>30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4">
            <text:p>29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5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7">
            <text:p>3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9">
            <text:p>35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5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7">
            <text:p>2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6">
            <text:p>2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63">
            <text:p>3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6">
            <text:p>28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5">
            <text:p>4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5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3" office:value-type="string">
            <text:p><text:span text:style-name="T2">DATA/mov/</text:span>mind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99">
            <text:p>29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6" office:value-type="float" office:value="128">
            <text:p>128</text:p>
          </table:table-cell>
          <table:table-cell table:style-name="ce23" office:value-type="string">
            <text:p><text:span text:style-name="T2">DATA/mov/</text:span>rob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0">
            <text:p>28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6" office:value-type="float" office:value="159">
            <text:p>159</text:p>
          </table:table-cell>
          <table:table-cell table:style-name="ce23" office:value-type="string">
            <text:p><text:span text:style-name="T2">DATA/mov/</text:span>cat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2">
            <text:p>23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sync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406">
            <text:p>40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kis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322">
            <text:p>3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for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76">
            <text:p>3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boom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upsi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23" office:value-type="string">
            <text:p><text:span text:style-name="T2">DATA/mov/</text:span>damd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68">
            <text:p>26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eat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22">
            <text:p>3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meal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55">
            <text:p>3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3" office:value-type="string">
            <text:p><text:span text:style-name="T2">DATA/mov/</text:span>itg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3">
            <text:p>2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3" office:value-type="string">
            <text:p><text:span text:style-name="T2">DATA/mov/</text:span>sta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peti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12">
            <text:p>31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3" office:value-type="string">
            <text:p><text:span text:style-name="T2">DATA/mov/</text:span>stay2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boy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23" office:value-type="string">
            <text:p><text:span text:style-name="T2">DATA/mov/</text:span>tubt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3">
            <text:p>2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23" office:value-type="string">
            <text:p><text:span text:style-name="T2">DATA/mov/</text:span>quic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62">
            <text:p>36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ent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58">
            <text:p>25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23" office:value-type="string">
            <text:p><text:span text:style-name="T2">DATA/mov/</text:span>meet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6">
            <text:p>34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23" office:value-type="string">
            <text:p><text:span text:style-name="T2">DATA/mov/</text:span>dood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57">
            <text:p>25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3" office:value-type="string">
            <text:p><text:span text:style-name="T2">DATA/mov/</text:span>dome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37">
            <text:p>3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6" office:value-type="float" office:value="198">
            <text:p>198</text:p>
          </table:table-cell>
          <table:table-cell table:style-name="ce23" office:value-type="string">
            <text:p><text:span text:style-name="T2">DATA/mov/</text:span>rus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3">
            <text:p>3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toky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63">
            <text:p>2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3" office:value-type="string">
            <text:p><text:span text:style-name="T2">DATA/mov/</text:span>mat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98">
            <text:p>3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23" office:value-type="string">
            <text:p><text:span text:style-name="T2">DATA/mov/</text:span>iwil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0">
            <text:p>24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23" office:value-type="string">
            <text:p><text:span text:style-name="T2">DATA/mov/</text:span>funk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11">
            <text:p>31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6" office:value-type="float" office:value="180">
            <text:p>180</text:p>
          </table:table-cell>
          <table:table-cell table:style-name="ce26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6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75">
            <text:p>3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3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42">
            <text:p>3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3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56">
            <text:p>35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3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24">
            <text:p>3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3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7">
            <text:p>27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3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55">
            <text:p>4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3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33">
            <text:p>4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3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3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4">
            <text:p>27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3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67">
            <text:p>2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7">
            <text:p>2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44">
            <text:p>24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63">
            <text:p>3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47">
            <text:p>4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11">
            <text:p>51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45">
            <text:p>34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05">
            <text:p>40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5">
            <text:p>52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4">
            <text:p>364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4">
            <text:p>50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32">
            <text:p>53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8">
            <text:p>43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3">
            <text:p>5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5">
            <text:p>36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1">
            <text:p>50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2">
            <text:p>27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0">
            <text:p>26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5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18">
            <text:p>41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4">
            <text:p>35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5" office:value-type="float" office:value="185">
            <text:p>185</text:p>
          </table:table-cell>
          <table:table-cell table:style-name="ce25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91">
            <text:p>4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73">
            <text:p>27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9">
            <text:p>40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93">
            <text:p>39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5">
            <text:p>3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8">
            <text:p>4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5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5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5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1">
            <text:p>33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8">
            <text:p>21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5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9">
            <text:p>18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87">
            <text:p>1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0">
            <text:p>3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7">
            <text:p>41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4">
            <text:p>19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7">
            <text:p>2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8">
            <text:p>18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5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47">
            <text:p>34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5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5">
            <text:p>21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3">
            <text:p>2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6">
            <text:p>18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36">
            <text:p>13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90">
            <text:p>19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6">
            <text:p>22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0">
            <text:p>45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8">
            <text:p>268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45">
            <text:p>44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5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2">
            <text:p>23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40">
            <text:p>3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56">
            <text:p>35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5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17">
            <text:p>21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4">
            <text:p>3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4">
            <text:p>224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67">
            <text:p>3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7">
            <text:p>5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41">
            <text:p>54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5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192">
            <text:p>19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3">
            <text:p>45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67">
            <text:p>26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15">
            <text:p>4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7" office:value-type="string">
            <text:p>Miracle 5ympho X</text:p>
          </table:table-cell>
          <table:table-cell table:style-name="ce15" office:value-type="string">
            <text:p>USAO</text:p>
          </table:table-cell>
          <table:table-cell table:number-columns-repeated="2" table:style-name="ce25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8">
            <text:p>42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10">
            <text:p>4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4">
            <text:p>474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7" office:value-type="string">
            <text:p>C18H27NO3</text:p>
          </table:table-cell>
          <table:table-cell table:style-name="ce23" office:value-type="string">
            <text:p>Team Grimoire </text:p>
          </table:table-cell>
          <table:table-cell table:number-columns-repeated="2" table:style-name="ce25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92">
            <text:p>4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9">
            <text:p>2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7" office:value-type="string">
            <text:p>Monkey Business</text:p>
          </table:table-cell>
          <table:table-cell table:style-name="ce23" office:value-type="string">
            <text:p>kors k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160">
            <text:p>160</text:p>
          </table:table-cell>
          <table:table-cell table:style-name="ce31" office:value-type="string">
            <text:p><text:span text:style-name="T2">DATA/mov/dxye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3">
            <text:p>25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5">
            <text:p>4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9">
            <text:p>24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1">
            <text:p>46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7" office:value-type="string">
            <text:p>Gimme a Big Beat</text:p>
          </table:table-cell>
          <table:table-cell table:style-name="ce23" office:value-type="string">
            <text:p>kors k</text:p>
          </table:table-cell>
          <table:table-cell table:number-columns-repeated="2" table:style-name="ce25" office:value-type="float" office:value="138">
            <text:p>138</text:p>
          </table:table-cell>
          <table:table-cell table:style-name="ce31" office:value-type="string">
            <text:p><text:span text:style-name="T2">DATA/mov/dyna</text:span><text:span text:style-name="T3">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1">
            <text:p>21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68">
            <text:p>36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3">
            <text:p>3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9">
            <text:p>33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32">
            <text:p>332</text:p>
          </table:table-cell>
          <table:table-cell table:style-name="ce7" office:value-type="string">
            <text:p>test</text:p>
          </table:table-cell>
          <table:table-cell table:style-name="ce23" office:value-type="string">
            <text:p>test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8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 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1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5" table:number-columns-repeated="2"/>
          <table:table-cell/>
          <table:table-cell table:style-name="ce25" table:number-columns-repeated="15"/>
          <table:table-cell table:number-columns-repeated="227"/>
        </table:table-row>
        <table:table-row table:style-name="ro3" table:number-rows-repeated="1048419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8/20/2014</text:date>, <text:time>04:0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4-08-20T04:00:41.62</dc:date>
    <meta:editing-duration>P7DT2H6M45S</meta:editing-duration>
    <meta:editing-cycles>110</meta:editing-cycles>
    <meta:document-statistic meta:table-count="1" meta:cell-count="2545" meta:object-count="0"/>
  </office:meta>
</office:document-meta>
</file>